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327.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David Vandorpe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calcext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6" calcext:value-type="date">
            <text:p>02/16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zen documentatie Spring framework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Presentatie over de opdrach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string" calcext:value-type="string">
            <text:p>Eerste meeting omtrent organisatie en planning</text:p>
          </table:table-cell>
          <table:table-cell table:number-columns-repeated="1020"/>
        </table:table-row>
        <table:table-row table:style-name="ro2" table:number-rows-repeated="5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4:.C11])" office:value-type="float" office:value="4.5" calcext:value-type="float">
            <text:p>4.5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0" calcext:value-type="date">
            <text:p>02/20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pstellen domeinmodel</text:p>
          </table:table-cell>
          <table:table-cell table:number-columns-repeated="1020"/>
        </table:table-row>
        <table:table-row table:style-name="ro2" table:number-rows-repeated="7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16:.C23])" office:value-type="float" office:value="3" calcext:value-type="float">
            <text:p>3</text:p>
          </table:table-cell>
          <table:table-cell table:style-name="ce7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5:58:51.88473867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5-02-04T11:19:11Z</meta:creation-date>
    <dc:date>2017-02-21T16:00:44.452566402</dc:date>
    <meta:editing-cycles>34</meta:editing-cycles>
    <meta:editing-duration>PT42M27S</meta:editing-duration>
    <meta:document-statistic meta:table-count="1" meta:cell-count="25" meta:object-count="0"/>
  </office:meta>
</office:document-meta>
</file>